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Times New Roman1" fo:font-size="14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cm" fo:margin-right="0cm" fo:margin-top="0cm" fo:margin-bottom="0cm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Times New Roman1" fo:font-size="16pt" fo:letter-spacing="normal" fo:font-style="normal" style:text-underline-style="none" fo:font-weight="bold" style:text-blinking="false"/>
    </style:style>
    <style:style style:name="P3" style:family="paragraph" style:parent-style-name="Text_20_body">
      <style:paragraph-properties fo:margin-left="0cm" fo:margin-right="0cm" fo:margin-top="0cm" fo:margin-bottom="0cm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Times New Roman1" fo:font-size="16pt" fo:letter-spacing="normal" fo:font-style="normal" style:text-underline-style="none" fo:font-weight="normal" style:text-blinking="false"/>
    </style:style>
    <style:style style:name="P4" style:family="paragraph" style:parent-style-name="Text_20_body">
      <style:paragraph-properties fo:margin-left="0cm" fo:margin-right="0cm" fo:margin-top="0cm" fo:margin-bottom="0cm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1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style:text-line-through-style="none" style:font-name="Times New Roman1" fo:font-size="14pt" style:text-underline-style="none" style:text-blinking="false"/>
    </style:style>
    <style:style style:name="T3" style:family="text">
      <style:text-properties style:font-name="Times New Roman1" fo:font-size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рточка 1</text:p>
      <text:p text:style-name="P1">1. Синтаксический разбор (по членам предложения):</text:p>
      <text:p text:style-name="P2">Золотые полосы протянулись по синему небу. (______________)</text:p>
      <text:p text:style-name="P1">2. Морфологический разбор (как  часть речи):</text:p>
      <text:p text:style-name="P4"><text:span text:style-name="T3">По небу</text:span><text:span text:style-name="T1"> </text:span><text:span text:style-name="T2">- _____________________________________<text:line-break/>Н.ф. - ________________________________________<text:line-break/>______________________________________________<text:line-break/>______________________________________________</text:span></text:p>
      <text:p text:style-name="P1">3. Разбор по составу:</text:p>
      <text:p text:style-name="P3">Предрассветный, лесник, зверёк, зайчонок, прибежали, зимняя.</text:p>
      <text:p text:style-name="P1">4. Напиши транскрипцию, запиши, сколько букв и звуков в слове:</text:p>
      <text:p text:style-name="P1">Ель ____________________________________<text:line-break/>поют ___________________________________<text:line-break/>стальной _________________________________</text:p>
      <text:p text:style-name="P1"/>
      <text:p text:style-name="P1">Карточка 2</text:p>
      <text:p text:style-name="P1">1. Синтаксический разбор (по членам предложения):</text:p>
      <text:p text:style-name="P2">В глубоком пруду плавали мелкие рыбешки. (_______________)</text:p>
      <text:p text:style-name="P1">2. Морфологический разбор (как  часть речи):</text:p>
      <text:p text:style-name="P4"><text:span text:style-name="T3">В пруду</text:span><text:span text:style-name="T1"> </text:span><text:span text:style-name="T2">- _____________________________________<text:line-break/>Н.ф. - ________________________________________<text:line-break/>______________________________________________<text:line-break/>______________________________________________</text:span></text:p>
      <text:p text:style-name="P1">3. Разбор по составу:</text:p>
      <text:p text:style-name="P3">Полуночный, зверёк, снежная,  полетели, тигрята, огородник.</text:p>
      <text:p text:style-name="P1">4. Напиши транскрипцию, запиши, сколько букв и звуков в слове:</text:p>
      <text:p text:style-name="P5">Юбка ____________________________________<text:line-break/>зверь  ___________________________________<text:line-break/>каюта  __________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01T12:51:20.24</meta:creation-date>
    <meta:document-statistic meta:table-count="0" meta:image-count="0" meta:object-count="0" meta:page-count="1" meta:paragraph-count="18" meta:word-count="112" meta:character-count="1235"/>
    <dc:date>2024-07-01T12:52:05.68</dc:date>
    <meta:editing-duration>PT46S</meta:editing-duration>
    <meta:editing-cycles>1</meta:editing-cycles>
    <meta:generator>OpenOffice/4.1.14$Win32 OpenOffice.org_project/4114m1$Build-9811</meta:generator>
  </office:meta>
</office:document-meta>
</file>